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officeooo:paragraph-rsid="000362c0"/>
    </style:style>
    <style:style style:name="P2" style:family="paragraph" style:parent-style-name="Standard">
      <style:paragraph-properties fo:text-align="start" style:justify-single-word="false"/>
      <style:text-properties officeooo:rsid="000362c0" officeooo:paragraph-rsid="000362c0"/>
    </style:style>
    <style:style style:name="P3" style:family="paragraph" style:parent-style-name="Standard">
      <style:paragraph-properties fo:text-align="start" style:justify-single-word="false"/>
      <style:text-properties officeooo:rsid="000362c0" officeooo:paragraph-rsid="00048e7a"/>
    </style:style>
    <style:style style:name="P4" style:family="paragraph" style:parent-style-name="Standard">
      <style:text-properties fo:font-size="9pt" officeooo:rsid="0004829b" officeooo:paragraph-rsid="0004829b" fo:background-color="#dee6ef" style:font-size-asian="9pt" style:font-size-complex="9pt"/>
    </style:style>
    <style:style style:name="P5" style:family="paragraph" style:parent-style-name="Standard">
      <style:text-properties fo:font-size="9pt" officeooo:rsid="0004829b" officeooo:paragraph-rsid="00048e7a" fo:background-color="#dee6ef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ff6d6d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officeooo:rsid="0004829b" officeooo:paragraph-rsid="00048e7a" fo:background-color="#ff6d6d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ffffa6" style:font-size-asian="8pt" style:font-size-complex="8pt"/>
    </style:style>
    <style:style style:name="P9" style:family="paragraph" style:parent-style-name="Standard">
      <style:paragraph-properties fo:text-align="center" style:justify-single-word="false"/>
      <style:text-properties fo:font-size="8pt" officeooo:rsid="0004829b" officeooo:paragraph-rsid="00048e7a" fo:background-color="#ffffa6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81d41a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fo:font-size="8pt" officeooo:rsid="0004829b" officeooo:paragraph-rsid="00048e7a" fo:background-color="#81d41a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fo:font-size="8pt" officeooo:rsid="0004829b" officeooo:paragraph-rsid="0004829b" fo:background-color="#158466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officeooo:rsid="0004829b" officeooo:paragraph-rsid="00048e7a" fo:background-color="#158466" style:font-size-asian="8pt" style:font-size-complex="8pt"/>
    </style:style>
    <style:style style:name="P14" style:family="paragraph" style:parent-style-name="Standard">
      <style:text-properties officeooo:paragraph-rsid="00048e7a"/>
    </style:style>
    <style:style style:name="P15" style:family="paragraph" style:parent-style-name="Table_20_Contents">
      <style:text-properties officeooo:rsid="000362c0" officeooo:paragraph-rsid="000362c0"/>
    </style:style>
    <style:style style:name="P16" style:family="paragraph" style:parent-style-name="Table_20_Contents">
      <style:text-properties officeooo:rsid="000362c0" officeooo:paragraph-rsid="00048e7a"/>
    </style:style>
    <style:style style:name="P17" style:family="paragraph" style:parent-style-name="Table_20_Contents">
      <style:paragraph-properties fo:text-align="center" style:justify-single-word="false"/>
      <style:text-properties fo:text-transform="uppercase" fo:font-weight="bold" officeooo:rsid="000362c0" officeooo:paragraph-rsid="0004829b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text-transform="uppercase" fo:font-weight="bold" officeooo:rsid="000362c0" officeooo:paragraph-rsid="00048e7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1pt" fo:font-style="italic" officeooo:rsid="000362c0" officeooo:paragraph-rsid="000362c0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ize="11pt" fo:font-style="italic" officeooo:rsid="000362c0" officeooo:paragraph-rsid="00048e7a" style:font-size-asian="11pt" style:font-style-asian="italic" style:font-size-complex="11pt" style:font-style-complex="italic"/>
    </style:style>
    <style:style style:name="P21" style:family="paragraph" style:parent-style-name="Table_20_Contents">
      <style:text-properties fo:color="#000000" loext:opacity="100%" fo:font-size="9pt" officeooo:rsid="001644d4" officeooo:paragraph-rsid="0004829b" fo:background-color="#dee6ef" style:font-size-asian="9pt" style:font-size-complex="9pt"/>
    </style:style>
    <style:style style:name="P22" style:family="paragraph" style:parent-style-name="Table_20_Contents">
      <style:text-properties fo:color="#000000" loext:opacity="100%" fo:font-size="9pt" officeooo:rsid="001644d4" officeooo:paragraph-rsid="00048e7a" fo:background-color="#dee6ef" style:font-size-asian="9pt" style:font-size-complex="9pt"/>
    </style:style>
    <style:style style:name="P23" style:family="paragraph" style:parent-style-name="Table_20_Contents">
      <style:text-properties fo:color="#000000" loext:opacity="100%" fo:font-size="9pt" officeooo:rsid="0020e0a5" officeooo:paragraph-rsid="0004829b" fo:background-color="#dee6ef" style:font-size-asian="9pt" style:font-size-complex="9pt"/>
    </style:style>
    <style:style style:name="P24" style:family="paragraph" style:parent-style-name="Table_20_Contents">
      <style:text-properties fo:color="#000000" loext:opacity="100%" fo:font-size="9pt" officeooo:rsid="0020e0a5" officeooo:paragraph-rsid="00048e7a" fo:background-color="#dee6ef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officeooo:rsid="0004829b" officeooo:paragraph-rsid="0004829b"/>
    </style:style>
    <style:style style:name="P26" style:family="paragraph" style:parent-style-name="Table_20_Contents">
      <style:paragraph-properties fo:text-align="end" style:justify-single-word="false"/>
      <style:text-properties officeooo:rsid="0004829b" officeooo:paragraph-rsid="00048e7a"/>
    </style:style>
    <style:style style:name="P27" style:family="paragraph" style:parent-style-name="Table_20_Contents">
      <style:paragraph-properties fo:text-align="center" style:justify-single-word="false"/>
      <style:text-properties fo:font-size="11pt" fo:font-style="italic" officeooo:rsid="000547ad" officeooo:paragraph-rsid="000547ad" style:font-size-asian="11pt" style:font-style-asian="italic" style:font-size-complex="11pt" style:font-style-complex="italic"/>
    </style:style>
    <style:style style:name="P28" style:family="paragraph" style:parent-style-name="Quotations">
      <style:paragraph-properties fo:text-align="end" style:justify-single-word="false"/>
      <style:text-properties officeooo:rsid="000362c0" officeooo:paragraph-rsid="000580de"/>
    </style:style>
    <style:style style:name="P29" style:family="paragraph" style:parent-style-name="Quotations">
      <style:text-properties officeooo:paragraph-rsid="000580de"/>
    </style:style>
    <style:style style:name="P30" style:family="paragraph" style:parent-style-name="Quotations">
      <style:paragraph-properties fo:text-align="end" style:justify-single-word="false"/>
      <style:text-properties officeooo:paragraph-rsid="0005af66"/>
    </style:style>
    <style:style style:name="P31" style:family="paragraph" style:parent-style-name="Quotations">
      <style:text-properties officeooo:paragraph-rsid="0005af66"/>
    </style:style>
    <style:style style:name="P32" style:family="paragraph" style:parent-style-name="Standard">
      <style:paragraph-properties fo:text-align="center" style:justify-single-word="false"/>
      <style:text-properties officeooo:rsid="000362c0" officeooo:paragraph-rsid="000547ad"/>
    </style:style>
    <style:style style:name="P33" style:family="paragraph" style:parent-style-name="Standard">
      <style:text-properties officeooo:paragraph-rsid="000362c0"/>
    </style:style>
    <style:style style:name="T1" style:family="text">
      <style:text-properties officeooo:rsid="0002e9ac"/>
    </style:style>
    <style:style style:name="T2" style:family="text">
      <style:text-properties officeooo:rsid="000362c0"/>
    </style:style>
    <style:style style:name="T3" style:family="text">
      <style:text-properties officeooo:rsid="0004829b"/>
    </style:style>
    <style:style style:name="T4" style:family="text">
      <style:text-properties fo:color="#000000" loext:opacity="100%" officeooo:rsid="001d0f79"/>
    </style:style>
    <style:style style:name="T5" style:family="text">
      <style:text-properties officeooo:rsid="0024d6eb"/>
    </style:style>
    <style:style style:name="T6" style:family="text">
      <style:text-properties officeooo:rsid="000547ad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1567845569680">
          <table:table-cell table:style-name="Tableau1.A1" office:value-type="string">
            <text:p text:style-name="P1"/>
            <text:p text:style-name="P29">L’influence mutuelle des couleurs est tout à fait essentielle pour le coloriste, et les teintes les plus belles, les plus fixes, les plus immatérielles s’obtiennent sans qu’elles soient matériellement exprimées. […] Il ne suffit pas de mettre les couleurs, si belles soient-elles les unes après les autres, il faut encore que ces couleurs réagissent les unes avec les autres, sinon, c’est la catastrophe.</text:p>
            <text:p text:style-name="P28"><text:span text:style-name="Citation">Henri Matisse, 1905 #fauvisme</text:span></text:p>
            <text:p text:style-name="P2"/>
          </table:table-cell>
        </table:table-row>
        <table:table-row table:style-name="TableLine1567845569680">
          <table:table-cell table:style-name="Tableau1.A2" office:value-type="string">
            <text:p text:style-name="P31"/>
            <text:p text:style-name="P31">L’influence mutuelle des couleurs est tout à fait essentielle pour le coloriste, et les teintes les plus belles, les plus fixes, les plus immatérielles s’obtiennent sans qu’elles soient matériellement exprimées. […] Il ne suffit pas de mettre les couleurs, si belles soient-elles les unes après les autres, il faut encore que ces couleurs réagissent les unes avec les autres, sinon, c’est la catastrophe.</text:p>
            <text:p text:style-name="P30"><text:span text:style-name="Citation">Henri Matisse, 1905 #fauvisme</text:span></text:p>
          </table:table-cell>
        </table:table-row>
        <table:table-row table:style-name="TableLine1567845569680">
          <table:table-cell table:style-name="Tableau1.A2" office:value-type="string">
            <text:p text:style-name="P1"/>
            <text:p text:style-name="P31">L’influence mutuelle des couleurs est tout à fait essentielle pour le coloriste, et les teintes les plus belles, les plus fixes, les plus immatérielles s’obtiennent sans qu’elles soient matériellement exprimées. […] Il ne suffit pas de mettre les couleurs, si belles soient-elles les unes après les autres, il faut encore que ces couleurs réagissent les unes avec les autres, sinon, c’est la catastrophe.</text:p>
            <text:p text:style-name="P30"><text:span text:style-name="Citation">Henri Matisse, 1905 #fauvisme</text:span></text:p>
          </table:table-cell>
        </table:table-row>
        <table:table-row table:style-name="TableLine1567845569680">
          <table:table-cell table:style-name="Tableau1.A2" office:value-type="string">
            <text:p text:style-name="P1"/>
            <text:p text:style-name="P31">L’influence mutuelle des couleurs est tout à fait essentielle pour le coloriste, et les teintes les plus belles, les plus fixes, les plus immatérielles s’obtiennent sans qu’elles soient matériellement exprimées. […] Il ne suffit pas de mettre les couleurs, si belles soient-elles les unes après les autres, il faut encore que ces couleurs réagissent les unes avec les autres, sinon, c’est la catastrophe.</text:p>
            <text:p text:style-name="P30"><text:span text:style-name="Citation">Henri Matisse, 1905 #fauvisme</text:span></text:p>
          </table:table-cell>
        </table:table-row>
        <table:table-row table:style-name="TableLine1567845569680">
          <table:table-cell table:style-name="Tableau1.A2" office:value-type="string">
            <text:p text:style-name="P1"/>
            <text:p text:style-name="P31">L’influence mutuelle des couleurs est tout à fait essentielle pour le coloriste, et les teintes les plus belles, les plus fixes, les plus immatérielles s’obtiennent sans qu’elles soient matériellement exprimées. […] Il ne suffit pas de mettre les couleurs, si belles soient-elles les unes après les autres, il faut encore que ces couleurs réagissent les unes avec les autres, sinon, c’est la catastrophe.</text:p>
            <text:p text:style-name="P30"><text:span text:style-name="Citation">Henri Matisse, 1905 #fauvisme</text:span></text:p>
          </table:table-cell>
        </table:table-row>
      </table:table>
      <text:p text:style-name="Standard"/>
      <text:p text:style-name="Standard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09:51:50.379000000</meta:creation-date>
    <dc:date>2023-01-10T12:05:17.149000000</dc:date>
    <meta:editing-duration>PT17M6S</meta:editing-duration>
    <meta:editing-cycles>7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10" meta:word-count="335" meta:character-count="2165" meta:non-whitespace-character-count="1840"/>
  </office:meta>
</office:document-meta>
</file>